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4</text:p>
      <text:p text:style-name="Standard"/>
      <text:p text:style-name="Standard"/>
      <text:p text:style-name="Standard">Ako vypočítame minimum pre daného hráča.</text:p>
      <text:p text:style-name="Standard">Ak číslo daného hráča dáva po delení zvyšok 1(je nepárne), tak určite prehral v prvom kole – jeho hokejka kľudne mohla byť veľkosti 1.</text:p>
      <text:p text:style-name="Standard">Ak hráč dáva po delení 4 zvyšok 2, tak prehral v druhom kole – tj porazil aspoň jedného, tj minimum hokejky musí byť aspoň 2 – inak by nemohol poraziť toho ktorého porazil.</text:p>
      <text:p text:style-name="Standard">Ak dáva zvyšok po delení 8 4, tak určite prehral v treťom kole a tým pádom porazil 3 ľudí a tým pádom musí mať veľkosť hokejky aspoň 4.</text:p>
      <text:p text:style-name="Standard"/>
      <text:p text:style-name="Standard">Ak by sme takto išli ďalej, zistíme, že minimum hokejky je číslo 2<text:span text:style-name="T1">i-1</text:span><text:span text:style-name="T2"> kde i je kolo v ktorom prehral.</text:span></text:p>
      <text:p text:style-name="P1">Kolo v ktorom prehral jednoducho zistíme delením 2 a keď bude dávať zvyšok 1, tak v tom kole prehral.</text:p>
      <text:p text:style-name="P1"/>
      <text:p text:style-name="P1">Ako vypočítame maximum.</text:p>
      <text:p text:style-name="Standard"><text:span text:style-name="T2">Keď nejaký hráč s nejakým prehral, tak ten porazený môže mať max dĺžku hokejky o 1 menšiu ako ten čo nad ním vyhral. Ale my nevieme ani aké je max toho čo naj ním vyhral. Tak vypočítame max toho čo nad ním vyhral. Takto dôjdeme až k 0, ktorá vyhrala určite všetky zápasy – tj jej max veľkosť je 2</text:span><text:span text:style-name="T1">n</text:span><text:span text:style-name="T2">. A vieme, že keď daný hráč prehral nad niekým a ten prehral nad niekým a te...a ten prehral nad 0, tak koľko hráčov sa takto vystriedalo, tak o toľko bola max veľkosť daného hráča menšia ako hráča 0. A keďže vieme vypočítať max veľkosť hráča 0, tak potom vieme vypočítať aj max daného hráča.</text:span></text:p>
      <text:p text:style-name="P1"/>
      <text:p text:style-name="P1">Pamäťová zložitosť – konštantná – O(1) – nepotrebujem žiadne pole – len konštantný počet premenných</text:p>
      <text:p text:style-name="P1"/>
      <text:p text:style-name="P1">Časová zložitosť:</text:p>
      <text:p text:style-name="P1">min vypočítame pri najhoršom v lineárnom čase od N. <text:s/>- buď sa použije cyklus – časová zložitosť lineárna, alebo vypočítanie mocniny, čo určite nepresiahne lineárnu časovú zložitosť.</text:p>
      <text:p text:style-name="P1"/>
      <text:p text:style-name="P1">max vypočítame tiež v lineárnom čase od N a to preto, lebo využívam len cyklus od 1 až po N a vypočítanie jednej mocniny, ktorá nemá väčšiu časovú zložitosť ako lineárnu</text:p>
      <text:p text:style-name="P1">Takže časová zložitosť je O(q*N), kde q je počet otázok, keďže jednu otázku zodpovedáme za lineárny ča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include &lt;iostream&gt;</text:p>
      <text:p text:style-name="P1">#include &lt;string&gt;</text:p>
      <text:p text:style-name="P1">#include &lt;stdlib.h&gt;</text:p>
      <text:p text:style-name="P1">#include &lt;stdio.h&gt;</text:p>
      <text:p text:style-name="P1">#include &lt;map&gt;</text:p>
      <text:p text:style-name="P1">#include &lt;vector&gt;</text:p>
      <text:p text:style-name="P1"><text:soft-page-break/>using namespace std;</text:p>
      <text:p text:style-name="P1"></text:p>
      <text:p text:style-name="P1"></text:p>
      <text:p text:style-name="P1"></text:p>
      <text:p text:style-name="P1"></text:p>
      <text:p text:style-name="P1"></text:p>
      <text:p text:style-name="P1">int main(){</text:p>
      <text:p text:style-name="P1"></text:p>
      <text:p text:style-name="P1">int n,m;</text:p>
      <text:p text:style-name="P1"></text:p>
      <text:p text:style-name="P1">cin&gt;&gt;n&gt;&gt;m;</text:p>
      <text:p text:style-name="P1">for(int i=0; i&lt;m; i++){</text:p>
      <text:p text:style-name="P1">long long x,x1;</text:p>
      <text:p text:style-name="P1"></text:p>
      <text:p text:style-name="P1">cin&gt;&gt;x;</text:p>
      <text:p text:style-name="P1">if(x==0) cout&lt;&lt;(1&lt;&lt;n)&lt;&lt;" ";<text:tab/><text:tab/><text:tab/><text:tab/><text:tab/>//ak je hráč 0, tak je to jasné</text:p>
      <text:p text:style-name="P1">long long moc=1, moc1=2;</text:p>
      <text:p text:style-name="P1">for(int k=0; k&lt;=n; k++){</text:p>
      <text:p text:style-name="P1"></text:p>
      <text:p text:style-name="P1">if(x%moc1==moc ){ cout&lt;&lt;moc&lt;&lt;" "; break;}<text:tab/><text:tab/>//vypočítame min</text:p>
      <text:p text:style-name="P1">moc*=2; moc1*=2;</text:p>
      <text:p text:style-name="P1">}</text:p>
      <text:p text:style-name="P1">long long sum = 1 &lt;&lt; n;</text:p>
      <text:p text:style-name="P1">long long p=x%2;</text:p>
      <text:p text:style-name="P1">for(int k=0; k&lt;=n; k++){<text:tab/><text:tab/><text:tab/><text:tab/><text:tab/>//vypočítame max</text:p>
      <text:p text:style-name="P1">p=x%2;</text:p>
      <text:p text:style-name="P1">if(p==1) sum--;<text:tab/><text:tab/><text:tab/><text:tab/><text:tab/>//ak sa hráč zmenil maximum sa zmenšilo</text:p>
      <text:p text:style-name="P1"></text:p>
      <text:p text:style-name="P1">x=x/2;</text:p>
      <text:p text:style-name="P1">}</text:p>
      <text:p text:style-name="P1"></text:p>
      <text:p text:style-name="P1">cout&lt;&lt;sum&lt;&lt;endl;</text:p>
      <text:p text:style-name="P1"></text:p>
      <text:p text:style-name="P1"></text:p>
      <text:p text:style-name="P1"></text:p>
      <text:p text:style-name="P1"></text:p>
      <text:p text:style-name="P1"></text:p>
      <text:p text:style-name="P1">}</text:p>
      <text:p text:style-name="P1">}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1-01T11:38:37</meta:creation-date>
    <dc:date>2012-01-05T21:51:36</dc:date>
    <dc:creator>kabell </dc:creator>
    <meta:editing-duration>PT20M</meta:editing-duration>
    <meta:editing-cycles>5</meta:editing-cycles>
    <meta:generator>LibreOffice/3.4$Unix LibreOffice_project/340m1$Build-402</meta:generator>
    <meta:document-statistic meta:table-count="0" meta:image-count="0" meta:object-count="0" meta:page-count="2" meta:paragraph-count="63" meta:word-count="439" meta:character-count="2544" meta:non-whitespace-character-count="2089"/>
  </office:meta>
</office:document-meta>
</file>